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846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uracy_vs_weighted_compared_friedman_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Friedman Rank Accuracy</text:p>
          </table:table-cell>
          <table:table-cell office:value-type="string" calcext:value-type="string">
            <text:p>Friedman Rank Weighted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01, 'n_layers': 1, 'n_neurons': 256, 'optimizer': 'adam'}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MobileNetV1_avg_{'activation': 'relu', 'dropout_rate': 0.1, 'learning_rate': 0.0005, 'n_layers': 2, 'n_neurons': 128, 'optimizer': 'adam'}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8.35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1, 'n_layers': 1, 'n_neurons': 512, 'optimizer': 'adam'}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0.05</text:p>
          </table:table-cell>
        </table:table-row>
        <table:table-row table:style-name="ro1">
          <table:table-cell office:value-type="string" calcext:value-type="string">
            <text:p>MobileNetV1_avg_{'activation': 'relu', 'dropout_rate': 0.4, 'learning_rate': 0.001, 'n_layers': 2, 'n_neurons': 128, 'optimizer': 'adam'}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9.05</text:p>
          </table:table-cell>
        </table:table-row>
        <table:table-row table:style-name="ro1">
          <table:table-cell office:value-type="string" calcext:value-type="string">
            <text:p>MobileNetV1_avg_{'activation': 'relu', 'dropout_rate': 0.4, 'learning_rate': 0.001, 'n_layers': 1, 'n_neurons': 256, 'optimizer': 'adam'}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51.1</text:p>
          </table:table-cell>
        </table:table-row>
        <table:table-row table:style-name="ro1">
          <table:table-cell office:value-type="string" calcext:value-type="string">
            <text:p>MobileNetV1_avg_{'activation': 'relu', 'dropout_rate': 0.5, 'learning_rate': 0.001, 'n_layers': 1, 'n_neurons': 256, 'optimizer': 'adam'}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43.0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1, 'n_layers': 1, 'n_neurons': 256, 'optimizer': 'adam'}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0.65</text:p>
          </table:table-cell>
        </table:table-row>
        <table:table-row table:style-name="ro1">
          <table:table-cell office:value-type="string" calcext:value-type="string">
            <text:p>MobileNetV1_avg_{'activation': 'relu', 'dropout_rate': 0.2, 'learning_rate': 0.0005, 'n_layers': 2, 'n_neurons': 512, 'optimizer': 'adam'}</text:p>
          </table:table-cell>
          <table:table-cell office:value-type="string" calcext:value-type="string">
            <text:p>62.85</text:p>
          </table:table-cell>
          <table:table-cell office:value-type="string" calcext:value-type="string">
            <text:p>60.65</text:p>
          </table:table-cell>
        </table:table-row>
        <table:table-row table:style-name="ro1">
          <table:table-cell office:value-type="string" calcext:value-type="string">
            <text:p>MobileNetV1_avg_{'activation': 'relu', 'dropout_rate': 0.1, 'learning_rate': 0.001, 'n_layers': 1, 'n_neurons': 256, 'optimizer': 'adam'}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57.55</text:p>
          </table:table-cell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rmsprop'}</text:p>
          </table:table-cell>
          <table:table-cell office:value-type="string" calcext:value-type="string">
            <text:p>64.65</text:p>
          </table:table-cell>
          <table:table-cell office:value-type="string" calcext:value-type="string">
            <text:p>68.15</text:p>
          </table:table-cell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}</text:p>
          </table:table-cell>
          <table:table-cell office:value-type="string" calcext:value-type="string">
            <text:p>64.85</text:p>
          </table:table-cell>
          <table:table-cell office:value-type="string" calcext:value-type="string">
            <text:p>56.8</text:p>
          </table:table-cell>
        </table:table-row>
        <table:table-row table:style-name="ro1">
          <table:table-cell office:value-type="string" calcext:value-type="string">
            <text:p>MobileNetV1_avg_{'activation': 'relu', 'dropout_rate': 0.1, 'learning_rate': 0.0005, 'n_layers': 1, 'n_neurons': 512, 'optimizer': 'adam'}</text:p>
          </table:table-cell>
          <table:table-cell office:value-type="string" calcext:value-type="string">
            <text:p>66.15</text:p>
          </table:table-cell>
          <table:table-cell office:value-type="string" calcext:value-type="string">
            <text:p>65.05</text:p>
          </table:table-cell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}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65.4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5, 'n_layers': 1, 'n_neurons': 256, 'optimizer': 'adam'}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68.05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1, 'n_layers': 3, 'n_neurons': 128, 'optimizer': 'adam'}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67.1</text:p>
          </table:table-cell>
        </table:table-row>
        <table:table-row table:style-name="ro1">
          <table:table-cell office:value-type="string" calcext:value-type="string">
            <text:p>MobileNetV1_avg_{'activation': 'relu', 'dropout_rate': 0.1, 'learning_rate': 0.0005, 'n_layers': 2, 'n_neurons': 256, 'optimizer': 'adam'}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63.5</text:p>
          </table:table-cell>
        </table:table-row>
        <table:table-row table:style-name="ro1">
          <table:table-cell office:value-type="string" calcext:value-type="string">
            <text:p>MobileNetV1_avg_{'activation': 'relu', 'dropout_rate': 0.0, 'learning_rate': 0.05, 'n_layers': 1, 'n_neurons': 128, 'optimizer': 'rmsprop'}</text:p>
          </table:table-cell>
          <table:table-cell office:value-type="string" calcext:value-type="string">
            <text:p>69.45</text:p>
          </table:table-cell>
          <table:table-cell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3, 'n_neurons': 128, 'optimizer': 'adam'}</text:p>
          </table:table-cell>
          <table:table-cell office:value-type="string" calcext:value-type="string">
            <text:p>69.95</text:p>
          </table:table-cell>
          <table:table-cell office:value-type="string" calcext:value-type="string">
            <text:p>64.7</text:p>
          </table:table-cell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}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2.9</text:p>
          </table:table-cell>
        </table:table-row>
        <table:table-row table:style-name="ro1">
          <table:table-cell office:value-type="string" calcext:value-type="string">
            <text:p>MobileNetV1_avg_{'activation': 'relu', 'dropout_rate': 0.2, 'learning_rate': 0.001, 'n_layers': 3, 'n_neurons': 512, 'optimizer': 'adam'}</text:p>
          </table:table-cell>
          <table:table-cell office:value-type="string" calcext:value-type="string">
            <text:p>71.2</text:p>
          </table:table-cell>
          <table:table-cell/>
        </table:table-row>
        <table:table-row table:style-name="ro1">
          <table:table-cell office:value-type="string" calcext:value-type="string">
            <text:p>MobileNetV1_avg_{'activation': 'relu', 'dropout_rate': 0.0, 'learning_rate': 0.001, 'n_layers': 1, 'n_neurons': 128, 'optimizer': 'adam'}</text:p>
          </table:table-cell>
          <table:table-cell/>
          <table:table-cell office:value-type="string" calcext:value-type="string">
            <text:p>64.75</text:p>
          </table:table-cell>
        </table:table-row>
        <table:table-row table:style-name="ro1">
          <table:table-cell office:value-type="string" calcext:value-type="string">
            <text:p>MobileNetV1_avg_{'activation': 'relu', 'dropout_rate': 0.3, 'learning_rate': 0.0005, 'n_layers': 1, 'n_neurons': 128, 'optimizer': 'adam'}</text:p>
          </table:table-cell>
          <table:table-cell/>
          <table:table-cell office:value-type="string" calcext:value-type="string">
            <text:p>63.55</text:p>
          </table:table-cell>
        </table:table-row>
      </table:table>
      <table:named-expressions/>
      <table:database-ranges>
        <table:database-range table:name="__Anonymous_Sheet_DB__0" table:target-range-address="accuracy_vs_weighted_compared_friedman_tests.A1:accuracy_vs_weighted_compared_friedman_tests.C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13:06:08.464108622</dc:date>
    <meta:editing-duration>PT6M25S</meta:editing-duration>
    <meta:editing-cycles>1</meta:editing-cycles>
    <meta:document-statistic meta:table-count="1" meta:cell-count="65" meta:object-count="0"/>
    <meta:generator>LibreOffice/24.2.7.2$Linux_X86_64 LibreOffice_project/420$Build-2</meta:generator>
  </office:meta>
</office:document-meta>
</file>